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verview/Contexte 1</text:p>
      <text:p text:style-name="P1">Décrire le projet</text:p>
      <text:p text:style-name="P1">Projet perso de jeu de piste que j'ai créé pour découvrir la techno VueJS</text:p>
      <text:p text:style-name="P1">C'est un jeu de piste pour mobile, qui va faire découvre par l'intermédiaire d'énigme, d'observation et de déduction, une expos, un musée, un monument ou un quartier.</text:p>
      <text:p text:style-name="P1">C'est un projet qui date un peu de 2019, on a travaillé à 2 développeurs.</text:p>
      <text:p text:style-name="P1"/>
      <text:p text:style-name="P1">Démo 2, Photo du jeu</text:p>
      <text:p text:style-name="P1"/>
      <text:p text:style-name="P1"/>
      <text:p text:style-name="P1">Le code </text:p>
      <text:p text:style-name="P1">la techno choisie 3. photo VueJS</text:p>
      <text:p text:style-name="P1">On a décidé d'utiliser VueJS en webview. Car c'est une techno que je voulais essayer. Je travaillais à ce moment chez AccorHotels et on la mettait en place également sur certains sites.</text:p>
      <text:p text:style-name="P1">Firebase pour la base de données</text:p>
      <text:p text:style-name="P1">Cordava pour le buuild mobile</text:p>
      <text:p text:style-name="P1"/>
      <text:p text:style-name="P1">la conception 4. Diagramme classe</text:p>
      <text:p text:style-name="P1">- On a mis en place un module de géolocalisation, indispensable à tout jeu de piste.</text:p>
      <text:p text:style-name="P1">- Les données du jeu sont stockés dans un Json, on a utilisé Firebase pour la base de donnée et un GameRepository.js pour loader et mettre à disposition le json dans le jeu.</text:p>
      <text:p text:style-name="P1">- On a également utilisé un LogService.js pour afficher les erreurs et débuguer en dev sur le mobile.</text:p>
      <text:p text:style-name="P1"/>
      <text:p text:style-name="P1"/>
      <text:p text:style-name="P1">le code 5. screen shot code</text:p>
      <text:list xml:id="list3261437519017834936" text:style-name="L1">
        <text:list-item>
          <text:p text:style-name="P3">La home : chargement de la descritpion de tous les jeux</text:p>
        </text:list-item>
        <text:list-item>
          <text:p text:style-name="P3">Details game : description du jeu</text:p>
        </text:list-item>
        <text:list-item>
          <text:p text:style-name="P3">Step : récupération des data du jeu et init de tous les objets localStorage, game.</text:p>
          <text:p text:style-name="P3">Contient la logique du jeu et contrôle l'affichage des différents composants </text:p>
        </text:list-item>
        <text:list-item>
          <text:p text:style-name="P3">les compasants puzzle, audio, qrcode etc …</text:p>
        </text:list-item>
      </text:list>
      <text:p text:style-name="P1"/>
      <text:p text:style-name="P1"/>
      <text:p text:style-name="P1"/>
      <text:p text:style-name="P1">le REX</text:p>
      <text:p text:style-name="P1"/>
      <text:p text:style-name="P1">6. REX</text:p>
      <text:p text:style-name="P1">Dans ce projet, j'ai apprécié la diversité des composants, de travailler avec la géoloc, <text:s/>d'utiliser ESLint, de découvrir Firebase. Pas mal de nouveauté pour moi.</text:p>
      <text:p text:style-name="P1">Aujourd'hui le code date un peu, il faudrait faire un peu de refactoring, notamment l'utilisation de TypeScript, utiliser du JS pour la logique de jeu et le sortir du composant Step par exemple. </text:p>
      <text:p text:style-name="P1"/>
      <text:p text:style-name="P1">comparer avec les autres technos 7. VueJS vs React </text:p>
      <text:p text:style-name="P1">J'aime bcp VueJS, pour la structure MVVM, la séparation des composants, l'utilisation du html.</text:p>
      <text:p text:style-name="P1">On peut utiliser du Type Script. C'est très facile de passer d'un site Jquery à VueJS, d'ailleurs c'est ce qu'on avait fait chez Accor.</text:p>
      <text:p text:style-name="P1">En revanche pour la partie mobile, c'est moins adapté, pour un site multiplateforme je préfère utiliser React et ReactNative. </text:p>
      <text:p text:style-name="P1"/>
      <text:p text:style-name="P1"/>
      <text:p text:style-name="P1"/>
      <text:p text:style-name="P1">Enchaîner sur le projet V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1-27T15:09:09.86</meta:creation-date>
    <dc:date>2022-01-30T18:05:54.95</dc:date>
    <meta:editing-duration>PT8H57M12S</meta:editing-duration>
    <meta:editing-cycles>27</meta:editing-cycles>
    <meta:generator>OpenOffice/4.1.7$Win32 OpenOffice.org_project/417m1$Build-9800</meta:generator>
    <meta:document-statistic meta:table-count="0" meta:image-count="0" meta:object-count="0" meta:page-count="1" meta:paragraph-count="30" meta:word-count="383" meta:character-count="2167"/>
  </office:meta>
</office:document-meta>
</file>